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4293" officeooo:paragraph-rsid="00034293"/>
    </style:style>
    <style:style style:name="P2" style:family="paragraph" style:parent-style-name="Standard">
      <style:paragraph-properties fo:text-align="center" style:justify-single-word="false"/>
      <style:text-properties style:font-name="Arial1" officeooo:rsid="00034293" officeooo:paragraph-rsid="00034293"/>
    </style:style>
    <style:style style:name="P3" style:family="paragraph" style:parent-style-name="Standard">
      <style:paragraph-properties fo:text-align="start" style:justify-single-word="false"/>
      <style:text-properties style:font-name="Arial1" officeooo:rsid="00034293" officeooo:paragraph-rsid="00034293"/>
    </style:style>
    <style:style style:name="P4" style:family="paragraph" style:parent-style-name="Standard">
      <style:paragraph-properties fo:text-align="center" style:justify-single-word="false"/>
      <style:text-properties style:font-name="Arial1" fo:font-size="15pt" officeooo:rsid="00034293" officeooo:paragraph-rsid="00034293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style:font-name="Arial1" officeooo:rsid="00034293" officeooo:paragraph-rsid="00034293"/>
    </style:style>
    <style:style style:name="P6" style:family="paragraph" style:parent-style-name="Standard">
      <style:paragraph-properties fo:text-align="start" style:justify-single-word="false"/>
      <style:text-properties style:font-name="Arial1" officeooo:rsid="00053fd0" officeooo:paragraph-rsid="00053fd0"/>
    </style:style>
    <style:style style:name="T1" style:family="text">
      <style:text-properties style:font-name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INKS</text:p>
      <text:p text:style-name="P2"/>
      <text:p text:style-name="P3">Programming I2C with Nucleo board and Time-of-Flight sensor :</text:p>
      <text:p text:style-name="P3"/>
      <text:p text:style-name="P1"><text:a xlink:type="simple" xlink:href="https://www.youtube.com/watch?v=cvmQNTVJrzs" text:style-name="Internet_20_link" text:visited-style-name="Visited_20_Internet_20_Link"><text:span text:style-name="T1">https://www.youtube.com/watch?v=cvmQNTVJrzs</text:span></text:a></text:p>
      <text:p text:style-name="P3"/>
      <text:p text:style-name="P6">I2C in driver C :</text:p>
      <text:p text:style-name="P3"/>
      <text:p text:style-name="P3"><text:a xlink:type="simple" xlink:href="https://www.youtube.com/watch?v=yZGWpDTbjdw" text:style-name="Internet_20_link" text:visited-style-name="Visited_20_Internet_20_Link">https://www.youtube.com/watch?v=yZGWpDTbjdw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6:47:24.536000000</meta:creation-date>
    <dc:date>2023-10-10T16:56:47.070000000</dc:date>
    <meta:editing-duration>PT6M12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5" meta:word-count="17" meta:character-count="169" meta:non-whitespace-character-count="157"/>
  </office:meta>
</office:document-meta>
</file>